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T Sans" svg:font-family="'PT Sans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left" fo:background-color="transparent">
        <style:background-image/>
      </style:table-properties>
    </style:style>
    <style:style style:name="Tabelle1.A" style:family="table-column">
      <style:table-column-properties style:column-width="6.174cm"/>
    </style:style>
    <style:style style:name="Tabelle1.B" style:family="table-column">
      <style:table-column-properties style:column-width="10.827cm"/>
    </style:style>
    <style:style style:name="Tabelle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e1.B1" style:family="table-cell">
      <style:table-cell-properties style:vertical-align="middle" fo:padding="0.049cm" fo:border="0.05pt solid #000000"/>
    </style:style>
    <style:style style:name="Tabel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1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e2" style:family="table">
      <style:table-properties style:width="6.981cm" table:align="left" fo:background-color="transparent">
        <style:background-image/>
      </style:table-properties>
    </style:style>
    <style:style style:name="Tabelle2.A" style:family="table-column">
      <style:table-column-properties style:column-width="2.928cm"/>
    </style:style>
    <style:style style:name="Tabelle2.B" style:family="table-column">
      <style:table-column-properties style:column-width="4.053cm"/>
    </style:style>
    <style:style style:name="Tabelle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e2.B1" style:family="table-cell">
      <style:table-cell-properties style:vertical-align="middle" fo:padding="0.049cm" fo:border="0.05pt solid #000000"/>
    </style:style>
    <style:style style:name="Tabelle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2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e3" style:family="table">
      <style:table-properties style:width="13.361cm" fo:margin-left="0.116cm" table:align="left" fo:background-color="transparent">
        <style:background-image/>
      </style:table-properties>
    </style:style>
    <style:style style:name="Tabelle3.A" style:family="table-column">
      <style:table-column-properties style:column-width="3.403cm"/>
    </style:style>
    <style:style style:name="Tabelle3.B" style:family="table-column">
      <style:table-column-properties style:column-width="9.959cm"/>
    </style:style>
    <style:style style:name="Tabelle3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e3.B1" style:family="table-cell">
      <style:table-cell-properties style:vertical-align="middle" fo:padding="0.049cm" fo:border="0.05pt solid #000000"/>
    </style:style>
    <style:style style:name="Tabelle3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3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e4" style:family="table">
      <style:table-properties style:width="13.822cm" table:align="left" fo:background-color="transparent">
        <style:background-image/>
      </style:table-properties>
    </style:style>
    <style:style style:name="Tabelle4.A" style:family="table-column">
      <style:table-column-properties style:column-width="3.217cm"/>
    </style:style>
    <style:style style:name="Tabelle4.B" style:family="table-column">
      <style:table-column-properties style:column-width="10.605cm"/>
    </style:style>
    <style:style style:name="Tabelle4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e4.B1" style:family="table-cell">
      <style:table-cell-properties style:vertical-align="middle" fo:padding="0.049cm" fo:border="0.05pt solid #000000"/>
    </style:style>
    <style:style style:name="Tabelle4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4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e5" style:family="table">
      <style:table-properties style:width="8.557cm" table:align="left" fo:background-color="transparent">
        <style:background-image/>
      </style:table-properties>
    </style:style>
    <style:style style:name="Tabelle5.A" style:family="table-column">
      <style:table-column-properties style:column-width="3.006cm"/>
    </style:style>
    <style:style style:name="Tabelle5.B" style:family="table-column">
      <style:table-column-properties style:column-width="5.551cm"/>
    </style:style>
    <style:style style:name="Tabelle5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e5.B1" style:family="table-cell">
      <style:table-cell-properties style:vertical-align="middle" fo:padding="0.049cm" fo:border="0.05pt solid #000000"/>
    </style:style>
    <style:style style:name="Tabelle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5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e6" style:family="table">
      <style:table-properties style:width="10.024cm" table:align="left" fo:background-color="transparent">
        <style:background-image/>
      </style:table-properties>
    </style:style>
    <style:style style:name="Tabelle6.A" style:family="table-column">
      <style:table-column-properties style:column-width="3.604cm"/>
    </style:style>
    <style:style style:name="Tabelle6.B" style:family="table-column">
      <style:table-column-properties style:column-width="6.421cm"/>
    </style:style>
    <style:style style:name="Tabelle6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e6.B1" style:family="table-cell">
      <style:table-cell-properties style:vertical-align="middle" fo:padding="0.049cm" fo:border="0.05pt solid #000000"/>
    </style:style>
    <style:style style:name="Tabelle6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6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e7" style:family="table">
      <style:table-properties style:width="14.751cm" table:align="left" fo:background-color="transparent">
        <style:background-image/>
      </style:table-properties>
    </style:style>
    <style:style style:name="Tabelle7.A" style:family="table-column">
      <style:table-column-properties style:column-width="4.36cm"/>
    </style:style>
    <style:style style:name="Tabelle7.B" style:family="table-column">
      <style:table-column-properties style:column-width="10.391cm"/>
    </style:style>
    <style:style style:name="Tabelle7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e7.B1" style:family="table-cell">
      <style:table-cell-properties style:vertical-align="middle" fo:padding="0.049cm" fo:border="0.05pt solid #000000"/>
    </style:style>
    <style:style style:name="Tabelle7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7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e8" style:family="table">
      <style:table-properties style:width="7.549cm" table:align="left" fo:background-color="transparent">
        <style:background-image/>
      </style:table-properties>
    </style:style>
    <style:style style:name="Tabelle8.A" style:family="table-column">
      <style:table-column-properties style:column-width="2.656cm"/>
    </style:style>
    <style:style style:name="Tabelle8.B" style:family="table-column">
      <style:table-column-properties style:column-width="4.893cm"/>
    </style:style>
    <style:style style:name="Tabelle8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e8.B1" style:family="table-cell">
      <style:table-cell-properties style:vertical-align="middle" fo:padding="0.049cm" fo:border="0.05pt solid #000000"/>
    </style:style>
    <style:style style:name="Tabelle8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8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e9" style:family="table">
      <style:table-properties style:width="9.749cm" table:align="left" fo:background-color="transparent">
        <style:background-image/>
      </style:table-properties>
    </style:style>
    <style:style style:name="Tabelle9.A" style:family="table-column">
      <style:table-column-properties style:column-width="2.445cm"/>
    </style:style>
    <style:style style:name="Tabelle9.B" style:family="table-column">
      <style:table-column-properties style:column-width="7.304cm"/>
    </style:style>
    <style:style style:name="Tabelle9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e9.B1" style:family="table-cell">
      <style:table-cell-properties style:vertical-align="middle" fo:padding="0.049cm" fo:border="0.05pt solid #000000"/>
    </style:style>
    <style:style style:name="Tabelle9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9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e10" style:family="table">
      <style:table-properties style:width="13.944cm" table:align="left" fo:background-color="transparent">
        <style:background-image/>
      </style:table-properties>
    </style:style>
    <style:style style:name="Tabelle10.A" style:family="table-column">
      <style:table-column-properties style:column-width="3.776cm"/>
    </style:style>
    <style:style style:name="Tabelle10.B" style:family="table-column">
      <style:table-column-properties style:column-width="10.167cm"/>
    </style:style>
    <style:style style:name="Tabelle10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e10.B1" style:family="table-cell">
      <style:table-cell-properties style:vertical-align="middle" fo:padding="0.049cm" fo:border="0.05pt solid #000000"/>
    </style:style>
    <style:style style:name="Tabelle10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10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ru" fo:country="RU" officeooo:rsid="001ef036" officeooo:paragraph-rsid="001ef036"/>
    </style:style>
    <style:style style:name="P2" style:family="paragraph" style:parent-style-name="Heading_20_3">
      <style:paragraph-properties fo:margin-top="0cm" fo:margin-bottom="0.132cm" style:contextual-spacing="false"/>
      <style:text-properties fo:color="#0a0a0a" loext:opacity="100%" style:font-name="PT Sans" fo:font-size="18pt" fo:font-weight="bold"/>
    </style:style>
    <style:style style:name="P3" style:family="paragraph" style:parent-style-name="Heading_20_3">
      <style:text-properties fo:color="#0a0a0a" loext:opacity="100%" style:font-name="PT Sans" fo:font-size="12pt" fo:font-weight="bold" style:font-size-asian="12pt" style:font-size-complex="12pt"/>
    </style:style>
    <style:style style:name="P4" style:family="paragraph" style:parent-style-name="Heading_20_3">
      <style:paragraph-properties fo:margin-top="0cm" fo:margin-bottom="0.132cm" style:contextual-spacing="false"/>
      <style:text-properties fo:color="#0a0a0a" loext:opacity="100%" style:font-name="PT Sans" fo:font-size="12pt" fo:font-weight="bold" style:font-size-asian="12pt" style:font-size-complex="12pt"/>
    </style:style>
    <style:style style:name="P5" style:family="paragraph" style:parent-style-name="Text_20_body">
      <style:text-properties fo:color="#0a0a0a" loext:opacity="100%" style:font-name="PT Sans" fo:font-size="12pt" fo:font-weight="bold" officeooo:paragraph-rsid="002188d7" style:font-size-asian="12pt" style:font-size-complex="12pt"/>
    </style:style>
    <style:style style:name="P6" style:family="paragraph" style:parent-style-name="Text_20_body">
      <style:text-properties officeooo:paragraph-rsid="002188d7"/>
    </style:style>
    <style:style style:name="P7" style:family="paragraph" style:parent-style-name="Heading_20_3" style:list-style-name="L1">
      <style:text-properties fo:color="#0a0a0a" loext:opacity="100%" style:font-name="PT Sans" fo:font-size="12pt" fo:font-weight="bold" officeooo:paragraph-rsid="002188d7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de" fo:country="DE"/>
    </style:style>
    <style:style style:name="T3" style:family="text">
      <style:text-properties fo:language="de" fo:country="DE" fo:font-weight="bold" style:font-weight-asian="bold" style:font-weight-complex="bold"/>
    </style:style>
    <style:style style:name="T4" style:family="text">
      <style:text-properties officeooo:rsid="001ef036"/>
    </style:style>
    <style:style style:name="T5" style:family="text">
      <style:text-properties fo:color="#0a0a0a" loext:opacity="100%" style:font-name="PT Sans" fo:font-size="12pt" fo:font-weight="bold" style:font-size-asian="12pt" style:font-size-complex="12pt"/>
    </style:style>
    <style:style style:name="T6" style:family="text">
      <style:text-properties fo:color="#0a0a0a" loext:opacity="100%" style:font-name="PT Sans" fo:font-size="12pt" fo:font-weight="bold" officeooo:rsid="001ef036" style:font-size-asian="12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javarush.com/quests/lectures/questsyntaxpro.level20.lecture03</text:p>
      <text:h text:style-name="P3" text:outline-level="3">1. Редактирование</text:h>
      <table:table table:name="Tabelle1" table:style-name="Tabelle1">
        <table:table-column table:style-name="Tabelle1.A"/>
        <table:table-column table:style-name="Tabelle1.B"/>
        <table:table-row table:style-name="TableLine1696926527024">
          <table:table-cell table:style-name="Tabelle1.A1" office:value-type="string">
            <text:p text:style-name="Table_20_Contents">Ctrl + Space</text:p>
          </table:table-cell>
          <table:table-cell table:style-name="Tabelle1.B1" office:value-type="string">
            <text:p text:style-name="Table_20_Contents">Список компонентов (класса, метода, переменной)</text:p>
          </table:table-cell>
        </table:table-row>
        <table:table-row table:style-name="TableLine1696926529616">
          <table:table-cell table:style-name="Tabelle1.A2" office:value-type="string">
            <text:p text:style-name="Table_20_Contents">Ctrl + Shift + Space</text:p>
          </table:table-cell>
          <table:table-cell table:style-name="Tabelle1.B2" office:value-type="string">
            <text:p text:style-name="Table_20_Contents">Smart code – фильтрует список из методов и переменных ожидаемого типа</text:p>
          </table:table-cell>
        </table:table-row>
        <table:table-row table:style-name="TableLine1696899142656">
          <table:table-cell table:style-name="Tabelle1.A2" office:value-type="string">
            <text:p text:style-name="Table_20_Contents">Ctrl + Alt + Space</text:p>
          </table:table-cell>
          <table:table-cell table:style-name="Tabelle1.B2" office:value-type="string">
            <text:p text:style-name="Table_20_Contents">Название любого класса проекта независимо от импортируемых</text:p>
          </table:table-cell>
        </table:table-row>
        <table:table-row table:style-name="TableLine1696986885328">
          <table:table-cell table:style-name="Tabelle1.A2" office:value-type="string">
            <text:p text:style-name="Table_20_Contents">Ctrl + Shift + Enter</text:p>
          </table:table-cell>
          <table:table-cell table:style-name="Tabelle1.B2" office:value-type="string">
            <text:p text:style-name="Table_20_Contents">Завершение оператора</text:p>
          </table:table-cell>
        </table:table-row>
        <table:table-row table:style-name="TableLine1696986891952">
          <table:table-cell table:style-name="Tabelle1.A2" office:value-type="string">
            <text:p text:style-name="Table_20_Contents">Ctrl + P</text:p>
          </table:table-cell>
          <table:table-cell table:style-name="Tabelle1.B2" office:value-type="string">
            <text:p text:style-name="Table_20_Contents">Сведения о параметрах (в пределах аргументов вызоваемого метода)</text:p>
          </table:table-cell>
        </table:table-row>
        <table:table-row table:style-name="TableLine1696986881296">
          <table:table-cell table:style-name="Tabelle1.A2" office:value-type="string">
            <text:p text:style-name="Table_20_Contents">Ctrl + Q</text:p>
          </table:table-cell>
          <table:table-cell table:style-name="Tabelle1.B2" office:value-type="string">
            <text:p text:style-name="Table_20_Contents">Быстрый поиск документации</text:p>
          </table:table-cell>
        </table:table-row>
        <table:table-row table:style-name="TableLine1696986885904">
          <table:table-cell table:style-name="Tabelle1.A2" office:value-type="string">
            <text:p text:style-name="Table_20_Contents">Shift + F1</text:p>
          </table:table-cell>
          <table:table-cell table:style-name="Tabelle1.B2" office:value-type="string">
            <text:p text:style-name="Table_20_Contents">Внешняя документация</text:p>
          </table:table-cell>
        </table:table-row>
        <table:table-row table:style-name="TableLine1696986876112">
          <table:table-cell table:style-name="Tabelle1.A2" office:value-type="string">
            <text:p text:style-name="Table_20_Contents">Ctrl + наведение мышью на фрагмент кода</text:p>
          </table:table-cell>
          <table:table-cell table:style-name="Tabelle1.B2" office:value-type="string">
            <text:p text:style-name="Table_20_Contents">Краткая информация</text:p>
          </table:table-cell>
        </table:table-row>
        <table:table-row table:style-name="TableLine1696986885616">
          <table:table-cell table:style-name="Tabelle1.A2" office:value-type="string">
            <text:p text:style-name="Table_20_Contents">Ctrl + F1</text:p>
          </table:table-cell>
          <table:table-cell table:style-name="Tabelle1.B2" office:value-type="string">
            <text:p text:style-name="Table_20_Contents">Показать описания ошибки или предупреждения в каретку</text:p>
          </table:table-cell>
        </table:table-row>
        <table:table-row table:style-name="TableLine1696986884176">
          <table:table-cell table:style-name="Tabelle1.A2" office:value-type="string">
            <text:p text:style-name="Table_20_Contents">Alt + Insert</text:p>
          </table:table-cell>
          <table:table-cell table:style-name="Tabelle1.B2" office:value-type="string">
            <text:p text:style-name="Table_20_Contents">Генерация кода (Getters, Setters, Constructors, hashCode/equals, toString)</text:p>
          </table:table-cell>
        </table:table-row>
        <table:table-row table:style-name="TableLine1696986876400">
          <table:table-cell table:style-name="Tabelle1.A2" office:value-type="string">
            <text:p text:style-name="Table_20_Contents">Ctrl + O</text:p>
          </table:table-cell>
          <table:table-cell table:style-name="Tabelle1.B2" office:value-type="string">
            <text:p text:style-name="Table_20_Contents">Переопределение метода</text:p>
          </table:table-cell>
        </table:table-row>
        <table:table-row table:style-name="TableLine1696986881584">
          <table:table-cell table:style-name="Tabelle1.A2" office:value-type="string">
            <text:p text:style-name="Table_20_Contents">Ctrl + I</text:p>
          </table:table-cell>
          <table:table-cell table:style-name="Tabelle1.B2" office:value-type="string">
            <text:p text:style-name="Table_20_Contents">Реализация методов</text:p>
          </table:table-cell>
        </table:table-row>
        <table:table-row table:style-name="TableLine1696986886192">
          <table:table-cell table:style-name="Tabelle1.A2" office:value-type="string">
            <text:p text:style-name="Table_20_Contents">Ctrl + Alt + T</text:p>
          </table:table-cell>
          <table:table-cell table:style-name="Tabelle1.B2" office:value-type="string">
            <text:p text:style-name="Table_20_Contents">Поместить фрагмент кода в (if..else, try..catch, for, synchronized, etc.)</text:p>
          </table:table-cell>
        </table:table-row>
        <table:table-row table:style-name="TableLine1696986888496">
          <table:table-cell table:style-name="Tabelle1.A2" office:value-type="string">
            <text:p text:style-name="Table_20_Contents">Ctrl + /</text:p>
          </table:table-cell>
          <table:table-cell table:style-name="Tabelle1.B2" office:value-type="string">
            <text:p text:style-name="Table_20_Contents">Однострочное комментирование / раскомментирование</text:p>
          </table:table-cell>
        </table:table-row>
        <table:table-row table:style-name="TableLine1696986886480">
          <table:table-cell table:style-name="Tabelle1.A2" office:value-type="string">
            <text:p text:style-name="Table_20_Contents">Ctrl + Shift + /</text:p>
          </table:table-cell>
          <table:table-cell table:style-name="Tabelle1.B2" office:value-type="string">
            <text:p text:style-name="Table_20_Contents">Многострочное комментирование / раскомментирование</text:p>
          </table:table-cell>
        </table:table-row>
        <table:table-row table:style-name="TableLine1696986884464">
          <table:table-cell table:style-name="Tabelle1.A2" office:value-type="string">
            <text:p text:style-name="Table_20_Contents">Ctrl + W</text:p>
          </table:table-cell>
          <table:table-cell table:style-name="Tabelle1.B2" office:value-type="string">
            <text:p text:style-name="Table_20_Contents">Выбирает последовательность возрастающих блоков кода</text:p>
          </table:table-cell>
        </table:table-row>
        <table:table-row table:style-name="TableLine1696986881872">
          <table:table-cell table:style-name="Tabelle1.A2" office:value-type="string">
            <text:p text:style-name="Table_20_Contents">Alt + Q</text:p>
          </table:table-cell>
          <table:table-cell table:style-name="Tabelle1.B2" office:value-type="string">
            <text:p text:style-name="Table_20_Contents">Контекстная информация</text:p>
          </table:table-cell>
        </table:table-row>
        <table:table-row table:style-name="TableLine1696986876688">
          <table:table-cell table:style-name="Tabelle1.A2" office:value-type="string">
            <text:p text:style-name="Table_20_Contents">Alt + Enter</text:p>
          </table:table-cell>
          <table:table-cell table:style-name="Tabelle1.B2" office:value-type="string">
            <text:p text:style-name="Table_20_Contents">Показать предлагаемое исправление</text:p>
          </table:table-cell>
        </table:table-row>
        <table:table-row table:style-name="TableLine1696986883312">
          <table:table-cell table:style-name="Tabelle1.A2" office:value-type="string">
            <text:p text:style-name="Table_20_Contents">Ctrl + Alt + L</text:p>
          </table:table-cell>
          <table:table-cell table:style-name="Tabelle1.B2" office:value-type="string">
            <text:p text:style-name="Table_20_Contents">Форматирование кода</text:p>
          </table:table-cell>
        </table:table-row>
        <table:table-row table:style-name="TableLine1696986884752">
          <table:table-cell table:style-name="Tabelle1.A2" office:value-type="string">
            <text:p text:style-name="Table_20_Contents">Ctrl + Alt + O</text:p>
          </table:table-cell>
          <table:table-cell table:style-name="Tabelle1.B2" office:value-type="string">
            <text:p text:style-name="Table_20_Contents">Удалить неиспользуемые импорты</text:p>
          </table:table-cell>
        </table:table-row>
        <table:table-row table:style-name="TableLine1696986876976">
          <table:table-cell table:style-name="Tabelle1.A2" office:value-type="string">
            <text:p text:style-name="Table_20_Contents">Ctrl + Alt + I</text:p>
          </table:table-cell>
          <table:table-cell table:style-name="Tabelle1.B2" office:value-type="string">
            <text:p text:style-name="Table_20_Contents">Авто-отступ линии</text:p>
          </table:table-cell>
        </table:table-row>
        <table:table-row table:style-name="TableLine1696986880432">
          <table:table-cell table:style-name="Tabelle1.A2" office:value-type="string">
            <text:p text:style-name="Table_20_Contents">Tab / Shift + Tab</text:p>
          </table:table-cell>
          <table:table-cell table:style-name="Tabelle1.B2" office:value-type="string">
            <text:p text:style-name="Table_20_Contents">Отступ / удаление отступа выбранному фрагменту кода</text:p>
          </table:table-cell>
        </table:table-row>
        <table:table-row table:style-name="TableLine1696986885040">
          <table:table-cell table:style-name="Tabelle1.A2" office:value-type="string">
            <text:p text:style-name="Table_20_Contents">Ctrl + X or Shift + Delete</text:p>
          </table:table-cell>
          <table:table-cell table:style-name="Tabelle1.B2" office:value-type="string">
            <text:p text:style-name="Table_20_Contents">Вырезать фрагмент кода</text:p>
          </table:table-cell>
        </table:table-row>
        <table:table-row table:style-name="TableLine1696986889648">
          <table:table-cell table:style-name="Tabelle1.A2" office:value-type="string">
            <text:p text:style-name="Table_20_Contents">Ctrl + C or Ctrl + Insert</text:p>
          </table:table-cell>
          <table:table-cell table:style-name="Tabelle1.B2" office:value-type="string">
            <text:p text:style-name="Table_20_Contents">Копировать фрагмент кода</text:p>
          </table:table-cell>
        </table:table-row>
        <table:table-row table:style-name="TableLine1696986881008">
          <table:table-cell table:style-name="Tabelle1.A2" office:value-type="string">
            <text:p text:style-name="Table_20_Contents">Ctrl + V or Shift + Insert</text:p>
          </table:table-cell>
          <table:table-cell table:style-name="Tabelle1.B2" office:value-type="string">
            <text:p text:style-name="Table_20_Contents">Вставить фрагмент кода из буфера обмена</text:p>
          </table:table-cell>
        </table:table-row>
        <table:table-row table:style-name="TableLine1696986877552">
          <table:table-cell table:style-name="Tabelle1.A2" office:value-type="string">
            <text:p text:style-name="Table_20_Contents">Ctrl + Shift + V</text:p>
          </table:table-cell>
          <table:table-cell table:style-name="Tabelle1.B2" office:value-type="string">
            <text:p text:style-name="Table_20_Contents">Вставить последний фрагмент кода из буфера обмена</text:p>
          </table:table-cell>
        </table:table-row>
        <table:table-row table:style-name="TableLine1696986877264">
          <table:table-cell table:style-name="Tabelle1.A2" office:value-type="string">
            <text:p text:style-name="Table_20_Contents">Ctrl + D</text:p>
          </table:table-cell>
          <table:table-cell table:style-name="Tabelle1.B2" office:value-type="string">
            <text:p text:style-name="Table_20_Contents">Дублирование строки</text:p>
          </table:table-cell>
        </table:table-row>
        <table:table-row table:style-name="TableLine1696986877840">
          <table:table-cell table:style-name="Tabelle1.A2" office:value-type="string">
            <text:p text:style-name="Table_20_Contents">Ctrl + Y</text:p>
          </table:table-cell>
          <table:table-cell table:style-name="Tabelle1.B2" office:value-type="string">
            <text:p text:style-name="Table_20_Contents">Удаление строки</text:p>
          </table:table-cell>
        </table:table-row>
        <table:table-row table:style-name="TableLine1696986879568">
          <table:table-cell table:style-name="Tabelle1.A2" office:value-type="string">
            <text:p text:style-name="Table_20_Contents">Ctrl + Shift + J</text:p>
          </table:table-cell>
          <table:table-cell table:style-name="Tabelle1.B2" office:value-type="string">
            <text:p text:style-name="Table_20_Contents">Объединение строк</text:p>
          </table:table-cell>
        </table:table-row>
        <table:table-row table:style-name="TableLine1696986878128">
          <table:table-cell table:style-name="Tabelle1.A2" office:value-type="string">
            <text:p text:style-name="Table_20_Contents">Ctrl + Enter</text:p>
          </table:table-cell>
          <table:table-cell table:style-name="Tabelle1.B2" office:value-type="string">
            <text:p text:style-name="Table_20_Contents">Разделение строки</text:p>
          </table:table-cell>
        </table:table-row>
        <table:table-row table:style-name="TableLine1696986882160">
          <table:table-cell table:style-name="Tabelle1.A2" office:value-type="string">
            <text:p text:style-name="Table_20_Contents">Shift + Enter</text:p>
          </table:table-cell>
          <table:table-cell table:style-name="Tabelle1.B2" office:value-type="string">
            <text:p text:style-name="Table_20_Contents">Начать с новой строки</text:p>
          </table:table-cell>
        </table:table-row>
        <table:table-row table:style-name="TableLine1696986882736">
          <table:table-cell table:style-name="Tabelle1.A2" office:value-type="string">
            <text:p text:style-name="Table_20_Contents">Ctrl + Shift + U</text:p>
          </table:table-cell>
          <table:table-cell table:style-name="Tabelle1.B2" office:value-type="string">
            <text:p text:style-name="Table_20_Contents">Переключить стоящее слово рядом с кареткой в нижний / верхний регистр</text:p>
          </table:table-cell>
        </table:table-row>
        <table:table-row table:style-name="TableLine1696986891376">
          <table:table-cell table:style-name="Tabelle1.A2" office:value-type="string">
            <text:p text:style-name="Table_20_Contents">Ctrl + Shift + ] / [</text:p>
          </table:table-cell>
          <table:table-cell table:style-name="Tabelle1.B2" office:value-type="string">
            <text:p text:style-name="Table_20_Contents">Выделить код до конца / начала блока</text:p>
          </table:table-cell>
        </table:table-row>
        <text:soft-page-break/>
        <table:table-row table:style-name="TableLine1696986888784">
          <table:table-cell table:style-name="Tabelle1.A2" office:value-type="string">
            <text:p text:style-name="Table_20_Contents">Ctrl + Delete</text:p>
          </table:table-cell>
          <table:table-cell table:style-name="Tabelle1.B2" office:value-type="string">
            <text:p text:style-name="Table_20_Contents">Удалить слово после каретки</text:p>
          </table:table-cell>
        </table:table-row>
        <table:table-row table:style-name="TableLine1696986883600">
          <table:table-cell table:style-name="Tabelle1.A2" office:value-type="string">
            <text:p text:style-name="Table_20_Contents">Ctrl + Backspace</text:p>
          </table:table-cell>
          <table:table-cell table:style-name="Tabelle1.B2" office:value-type="string">
            <text:p text:style-name="Table_20_Contents">Удалить слово перед каретки</text:p>
          </table:table-cell>
        </table:table-row>
        <table:table-row table:style-name="TableLine1696986878704">
          <table:table-cell table:style-name="Tabelle1.A2" office:value-type="string">
            <text:p text:style-name="Table_20_Contents">Ctrl + NumPad+/-</text:p>
          </table:table-cell>
          <table:table-cell table:style-name="Tabelle1.B2" office:value-type="string">
            <text:p text:style-name="Table_20_Contents">Развернуть / свернуть блок кода</text:p>
          </table:table-cell>
        </table:table-row>
        <table:table-row table:style-name="TableLine1696986887056">
          <table:table-cell table:style-name="Tabelle1.A2" office:value-type="string">
            <text:p text:style-name="Table_20_Contents">Ctrl + Shift + NumPad+</text:p>
          </table:table-cell>
          <table:table-cell table:style-name="Tabelle1.B2" office:value-type="string">
            <text:p text:style-name="Table_20_Contents">Развернуть все</text:p>
          </table:table-cell>
        </table:table-row>
        <table:table-row table:style-name="TableLine1696986880144">
          <table:table-cell table:style-name="Tabelle1.A2" office:value-type="string">
            <text:p text:style-name="Table_20_Contents">Ctrl + Shift + NumPad-</text:p>
          </table:table-cell>
          <table:table-cell table:style-name="Tabelle1.B2" office:value-type="string">
            <text:p text:style-name="Table_20_Contents">Свернуть все</text:p>
          </table:table-cell>
        </table:table-row>
        <table:table-row table:style-name="TableLine1696986886768">
          <table:table-cell table:style-name="Tabelle1.A2" office:value-type="string">
            <text:p text:style-name="Table_20_Contents">Ctrl + F4</text:p>
          </table:table-cell>
          <table:table-cell table:style-name="Tabelle1.B2" office:value-type="string">
            <text:p text:style-name="Table_20_Contents">Закрыть активное окно редактора</text:p>
          </table:table-cell>
        </table:table-row>
      </table:table>
      <text:p text:style-name="P5">2. Поиск / замена</text:p>
      <table:table table:name="Tabelle2" table:style-name="Tabelle2">
        <table:table-column table:style-name="Tabelle2.A"/>
        <table:table-column table:style-name="Tabelle2.B"/>
        <table:table-row table:style-name="TableLine1696986889936">
          <table:table-cell table:style-name="Tabelle2.A1" office:value-type="string">
            <text:p text:style-name="Table_20_Contents">Ctrl + F</text:p>
          </table:table-cell>
          <table:table-cell table:style-name="Tabelle2.B1" office:value-type="string">
            <text:p text:style-name="Table_20_Contents">Поиск</text:p>
          </table:table-cell>
        </table:table-row>
        <table:table-row table:style-name="TableLine1696986880720">
          <table:table-cell table:style-name="Tabelle2.A2" office:value-type="string">
            <text:p text:style-name="Table_20_Contents">F3</text:p>
          </table:table-cell>
          <table:table-cell table:style-name="Tabelle2.B2" office:value-type="string">
            <text:p text:style-name="Table_20_Contents">Искать дальше</text:p>
          </table:table-cell>
        </table:table-row>
        <table:table-row table:style-name="TableLine1696986878416">
          <table:table-cell table:style-name="Tabelle2.A2" office:value-type="string">
            <text:p text:style-name="Table_20_Contents">Shift + F3</text:p>
          </table:table-cell>
          <table:table-cell table:style-name="Tabelle2.B2" office:value-type="string">
            <text:p text:style-name="Table_20_Contents">Искать назад</text:p>
          </table:table-cell>
        </table:table-row>
        <table:table-row table:style-name="TableLine1696986887920">
          <table:table-cell table:style-name="Tabelle2.A2" office:value-type="string">
            <text:p text:style-name="Table_20_Contents">Ctrl + R</text:p>
          </table:table-cell>
          <table:table-cell table:style-name="Tabelle2.B2" office:value-type="string">
            <text:p text:style-name="Table_20_Contents">Замена</text:p>
          </table:table-cell>
        </table:table-row>
        <table:table-row table:style-name="TableLine1696986878992">
          <table:table-cell table:style-name="Tabelle2.A2" office:value-type="string">
            <text:p text:style-name="Table_20_Contents">Ctrl + Shift + F</text:p>
          </table:table-cell>
          <table:table-cell table:style-name="Tabelle2.B2" office:value-type="string">
            <text:p text:style-name="Table_20_Contents">Искать по проекту</text:p>
          </table:table-cell>
        </table:table-row>
        <table:table-row table:style-name="TableLine1696986889072">
          <table:table-cell table:style-name="Tabelle2.A2" office:value-type="string">
            <text:p text:style-name="Table_20_Contents">Ctrl + Shift + R</text:p>
          </table:table-cell>
          <table:table-cell table:style-name="Tabelle2.B2" office:value-type="string">
            <text:p text:style-name="Table_20_Contents">Заменить по проекту</text:p>
          </table:table-cell>
        </table:table-row>
        <table:table-row table:style-name="TableLine1696986891088">
          <table:table-cell table:style-name="Tabelle2.A2" office:value-type="string">
            <text:p text:style-name="Table_20_Contents">Ctrl + Shift + S</text:p>
          </table:table-cell>
          <table:table-cell table:style-name="Tabelle2.B2" office:value-type="string">
            <text:p text:style-name="Table_20_Contents">Поиск по шаблону</text:p>
          </table:table-cell>
        </table:table-row>
        <table:table-row table:style-name="TableLine1696986883024">
          <table:table-cell table:style-name="Tabelle2.A2" office:value-type="string">
            <text:p text:style-name="Table_20_Contents">Ctrl + Shift + M</text:p>
          </table:table-cell>
          <table:table-cell table:style-name="Tabelle2.B2" office:value-type="string">
            <text:p text:style-name="Table_20_Contents">Замена по шаблону</text:p>
          </table:table-cell>
        </table:table-row>
      </table:table>
      <text:list xml:id="list1614783470" text:style-name="L1">
        <text:list-item>
          <text:list>
            <text:list-item>
              <text:list>
                <text:list-header>
                  <text:h text:style-name="P7" text:outline-level="3">3. Поиск Использования кода</text:h>
                </text:list-header>
              </text:list>
            </text:list-item>
          </text:list>
        </text:list-item>
      </text:list>
      <table:table table:name="Tabelle3" table:style-name="Tabelle3">
        <table:table-column table:style-name="Tabelle3.A"/>
        <table:table-column table:style-name="Tabelle3.B"/>
        <table:table-row table:style-name="TableLine1696986891664">
          <table:table-cell table:style-name="Tabelle3.A1" office:value-type="string">
            <text:p text:style-name="Table_20_Contents">Alt + F7 / Ctrl + F7</text:p>
          </table:table-cell>
          <table:table-cell table:style-name="Tabelle3.B1" office:value-type="string">
            <text:p text:style-name="Table_20_Contents">Найти использования / Найти использования в файле</text:p>
          </table:table-cell>
        </table:table-row>
        <table:table-row table:style-name="TableLine1696986890800">
          <table:table-cell table:style-name="Tabelle3.A2" office:value-type="string">
            <text:p text:style-name="Table_20_Contents">Ctrl + Shift + F7</text:p>
          </table:table-cell>
          <table:table-cell table:style-name="Tabelle3.B2" office:value-type="string">
            <text:p text:style-name="Table_20_Contents">Выделить используемое в файле</text:p>
          </table:table-cell>
        </table:table-row>
        <table:table-row table:style-name="TableLine1696986910832">
          <table:table-cell table:style-name="Tabelle3.A2" office:value-type="string">
            <text:p text:style-name="Table_20_Contents">Ctrl + Alt + F7</text:p>
          </table:table-cell>
          <table:table-cell table:style-name="Tabelle3.B2" office:value-type="string">
            <text:p text:style-name="Table_20_Contents">Показать использования</text:p>
          </table:table-cell>
        </table:table-row>
      </table:table>
      <text:h text:style-name="P4" text:outline-level="3"><text:s/>4. Компиляция и выполнение</text:h>
      <table:table table:name="Tabelle4" table:style-name="Tabelle4">
        <table:table-column table:style-name="Tabelle4.A"/>
        <table:table-column table:style-name="Tabelle4.B"/>
        <table:table-row table:style-name="TableLine1696986910544">
          <table:table-cell table:style-name="Tabelle4.A1" office:value-type="string">
            <text:p text:style-name="Table_20_Contents">Ctrl + F9</text:p>
          </table:table-cell>
          <table:table-cell table:style-name="Tabelle4.B1" office:value-type="string">
            <text:p text:style-name="Table_20_Contents">Структурирование проекта и сборка измененных файлов</text:p>
          </table:table-cell>
        </table:table-row>
        <table:table-row table:style-name="TableLine1696986911120">
          <table:table-cell table:style-name="Tabelle4.A2" office:value-type="string">
            <text:p text:style-name="Table_20_Contents">Ctrl + Shift + F9</text:p>
          </table:table-cell>
          <table:table-cell table:style-name="Tabelle4.B2" office:value-type="string">
            <text:p text:style-name="Table_20_Contents">Компиляция выбранного файла пакета или модуля</text:p>
          </table:table-cell>
        </table:table-row>
        <table:table-row table:style-name="TableLine1696986916016">
          <table:table-cell table:style-name="Tabelle4.A2" office:value-type="string">
            <text:p text:style-name="Table_20_Contents">Alt + Shift + F10</text:p>
          </table:table-cell>
          <table:table-cell table:style-name="Tabelle4.B2" office:value-type="string">
            <text:p text:style-name="Table_20_Contents">Выбрать конфигурацию и запустить</text:p>
          </table:table-cell>
        </table:table-row>
        <table:table-row table:style-name="TableLine1696986917168">
          <table:table-cell table:style-name="Tabelle4.A2" office:value-type="string">
            <text:p text:style-name="Table_20_Contents">Alt + Shift + F9</text:p>
          </table:table-cell>
          <table:table-cell table:style-name="Tabelle4.B2" office:value-type="string">
            <text:p text:style-name="Table_20_Contents">Выбрать конфигурацию и запустить в debug режиме</text:p>
          </table:table-cell>
        </table:table-row>
        <table:table-row table:style-name="TableLine1696986919472">
          <table:table-cell table:style-name="Tabelle4.A2" office:value-type="string">
            <text:p text:style-name="Table_20_Contents">Shift + F10</text:p>
          </table:table-cell>
          <table:table-cell table:style-name="Tabelle4.B2" office:value-type="string">
            <text:p text:style-name="Table_20_Contents">Запустить</text:p>
          </table:table-cell>
        </table:table-row>
        <table:table-row table:style-name="TableLine1696986920624">
          <table:table-cell table:style-name="Tabelle4.A2" office:value-type="string">
            <text:p text:style-name="Table_20_Contents">Shift + F9</text:p>
          </table:table-cell>
          <table:table-cell table:style-name="Tabelle4.B2" office:value-type="string">
            <text:p text:style-name="Table_20_Contents">Запустить в debug режиме</text:p>
          </table:table-cell>
        </table:table-row>
        <table:table-row table:style-name="TableLine1696986908528">
          <table:table-cell table:style-name="Tabelle4.A2" office:value-type="string">
            <text:p text:style-name="Table_20_Contents">Ctrl + Shift + F10</text:p>
          </table:table-cell>
          <table:table-cell table:style-name="Tabelle4.B2" office:value-type="string">
            <text:p text:style-name="Table_20_Contents">Выполнить в контексте конфигурации из редактора</text:p>
          </table:table-cell>
        </table:table-row>
      </table:table>
      <text:h text:style-name="P2" text:outline-level="3"/>
      <text:h text:style-name="P4" text:outline-level="3">5. Отладка</text:h>
      <table:table table:name="Tabelle5" table:style-name="Tabelle5">
        <table:table-column table:style-name="Tabelle5.A"/>
        <table:table-column table:style-name="Tabelle5.B"/>
        <table:table-row table:style-name="TableLine1696986914000">
          <table:table-cell table:style-name="Tabelle5.A1" office:value-type="string">
            <text:p text:style-name="Table_20_Contents">F8</text:p>
          </table:table-cell>
          <table:table-cell table:style-name="Tabelle5.B1" office:value-type="string">
            <text:p text:style-name="Table_20_Contents">Шаг обхода</text:p>
          </table:table-cell>
        </table:table-row>
        <table:table-row table:style-name="TableLine1696986913136">
          <table:table-cell table:style-name="Tabelle5.A2" office:value-type="string">
            <text:p text:style-name="Table_20_Contents">F7</text:p>
          </table:table-cell>
          <table:table-cell table:style-name="Tabelle5.B2" office:value-type="string">
            <text:p text:style-name="Table_20_Contents">Шаг</text:p>
          </table:table-cell>
        </table:table-row>
        <table:table-row table:style-name="TableLine1696986914288">
          <table:table-cell table:style-name="Tabelle5.A2" office:value-type="string">
            <text:p text:style-name="Table_20_Contents">Shift + F7</text:p>
          </table:table-cell>
          <table:table-cell table:style-name="Tabelle5.B2" office:value-type="string">
            <text:p text:style-name="Table_20_Contents">Умный шаг</text:p>
          </table:table-cell>
        </table:table-row>
        <table:table-row table:style-name="TableLine1696986908240">
          <table:table-cell table:style-name="Tabelle5.A2" office:value-type="string">
            <text:p text:style-name="Table_20_Contents">Shift + F8</text:p>
          </table:table-cell>
          <table:table-cell table:style-name="Tabelle5.B2" office:value-type="string">
            <text:p text:style-name="Table_20_Contents">Выйти</text:p>
          </table:table-cell>
        </table:table-row>
        <table:table-row table:style-name="TableLine1696986918896">
          <table:table-cell table:style-name="Tabelle5.A2" office:value-type="string">
            <text:p text:style-name="Table_20_Contents">Alt + F9</text:p>
          </table:table-cell>
          <table:table-cell table:style-name="Tabelle5.B2" office:value-type="string">
            <text:p text:style-name="Table_20_Contents">Запуск до курсора</text:p>
          </table:table-cell>
        </table:table-row>
        <table:table-row table:style-name="TableLine1696986912560">
          <table:table-cell table:style-name="Tabelle5.A2" office:value-type="string">
            <text:p text:style-name="Table_20_Contents">Alt + F8</text:p>
          </table:table-cell>
          <table:table-cell table:style-name="Tabelle5.B2" office:value-type="string">
            <text:p text:style-name="Table_20_Contents">Вычисление выражения</text:p>
          </table:table-cell>
        </table:table-row>
        <table:table-row table:style-name="TableLine1696986916592">
          <table:table-cell table:style-name="Tabelle5.A2" office:value-type="string">
            <text:p text:style-name="Table_20_Contents">F9</text:p>
          </table:table-cell>
          <table:table-cell table:style-name="Tabelle5.B2" office:value-type="string">
            <text:p text:style-name="Table_20_Contents">Резюме программы</text:p>
          </table:table-cell>
        </table:table-row>
        <table:table-row table:style-name="TableLine1696986911408">
          <table:table-cell table:style-name="Tabelle5.A2" office:value-type="string">
            <text:p text:style-name="Table_20_Contents">Ctrl + F8</text:p>
          </table:table-cell>
          <table:table-cell table:style-name="Tabelle5.B2" office:value-type="string">
            <text:p text:style-name="Table_20_Contents">Переключить точку останова</text:p>
          </table:table-cell>
        </table:table-row>
        <table:table-row table:style-name="TableLine1696986915152">
          <table:table-cell table:style-name="Tabelle5.A2" office:value-type="string">
            <text:p text:style-name="Table_20_Contents">Ctrl + Shift + F8</text:p>
          </table:table-cell>
          <table:table-cell table:style-name="Tabelle5.B2" office:value-type="string">
            <text:p text:style-name="Table_20_Contents">Показать точки останова</text:p>
          </table:table-cell>
        </table:table-row>
      </table:table>
      <text:h text:style-name="P2" text:outline-level="3"><text:soft-page-break/></text:h>
      <text:h text:style-name="P4" text:outline-level="3">6. VCS</text:h>
      <table:table table:name="Tabelle6" table:style-name="Tabelle6">
        <table:table-column table:style-name="Tabelle6.A"/>
        <table:table-column table:style-name="Tabelle6.B"/>
        <table:table-row table:style-name="TableLine1696986920048">
          <table:table-cell table:style-name="Tabelle6.A1" office:value-type="string">
            <text:p text:style-name="Table_20_Contents">Ctrl + K</text:p>
          </table:table-cell>
          <table:table-cell table:style-name="Tabelle6.B1" office:value-type="string">
            <text:p text:style-name="Table_20_Contents">Коммит проекта в VCS</text:p>
          </table:table-cell>
        </table:table-row>
        <table:table-row table:style-name="TableLine1696986907088">
          <table:table-cell table:style-name="Tabelle6.A2" office:value-type="string">
            <text:p text:style-name="Table_20_Contents">Ctrl + T</text:p>
          </table:table-cell>
          <table:table-cell table:style-name="Tabelle6.B2" office:value-type="string">
            <text:p text:style-name="Table_20_Contents">Обновить проект из VCS</text:p>
          </table:table-cell>
        </table:table-row>
        <table:table-row table:style-name="TableLine1696986920912">
          <table:table-cell table:style-name="Tabelle6.A2" office:value-type="string">
            <text:p text:style-name="Table_20_Contents">Alt + Shift + C</text:p>
          </table:table-cell>
          <table:table-cell table:style-name="Tabelle6.B2" office:value-type="string">
            <text:p text:style-name="Table_20_Contents">Посмотреть последние изменения</text:p>
          </table:table-cell>
        </table:table-row>
        <table:table-row table:style-name="TableLine1696986915728">
          <table:table-cell table:style-name="Tabelle6.A2" office:value-type="string">
            <text:p text:style-name="Table_20_Contents">Alt + BackQuote (`)</text:p>
          </table:table-cell>
          <table:table-cell table:style-name="Tabelle6.B2" office:value-type="string">
            <text:p text:style-name="Table_20_Contents">Быстрый VCS</text:p>
          </table:table-cell>
        </table:table-row>
      </table:table>
      <text:h text:style-name="P4" text:outline-level="3"><text:span text:style-name="T4">7</text:span>. Навигация</text:h>
      <table:table table:name="Tabelle7" table:style-name="Tabelle7">
        <table:table-column table:style-name="Tabelle7.A"/>
        <table:table-column table:style-name="Tabelle7.B"/>
        <table:table-row table:style-name="TableLine1696986916880">
          <table:table-cell table:style-name="Tabelle7.A1" office:value-type="string">
            <text:p text:style-name="Table_20_Contents">Ctrl + N</text:p>
          </table:table-cell>
          <table:table-cell table:style-name="Tabelle7.B1" office:value-type="string">
            <text:p text:style-name="Table_20_Contents">Перейти к классу</text:p>
          </table:table-cell>
        </table:table-row>
        <table:table-row table:style-name="TableLine1696986905936">
          <table:table-cell table:style-name="Tabelle7.A2" office:value-type="string">
            <text:p text:style-name="Table_20_Contents">Ctrl + Shift + N</text:p>
          </table:table-cell>
          <table:table-cell table:style-name="Tabelle7.B2" office:value-type="string">
            <text:p text:style-name="Table_20_Contents">Перейти к файлу</text:p>
          </table:table-cell>
        </table:table-row>
        <table:table-row table:style-name="TableLine1696986914576">
          <table:table-cell table:style-name="Tabelle7.A2" office:value-type="string">
            <text:p text:style-name="Table_20_Contents">Ctrl + Alt + Shift + N</text:p>
          </table:table-cell>
          <table:table-cell table:style-name="Tabelle7.B2" office:value-type="string">
            <text:p text:style-name="Table_20_Contents">Перейти к символу</text:p>
          </table:table-cell>
        </table:table-row>
        <table:table-row table:style-name="TableLine1696986918032">
          <table:table-cell table:style-name="Tabelle7.A2" office:value-type="string">
            <text:p text:style-name="Table_20_Contents">Alt + Right/Left</text:p>
          </table:table-cell>
          <table:table-cell table:style-name="Tabelle7.B2" office:value-type="string">
            <text:p text:style-name="Table_20_Contents">Переход к следующей / предыдущей вкладки редактора</text:p>
          </table:table-cell>
        </table:table-row>
        <table:table-row table:style-name="TableLine1696986918320">
          <table:table-cell table:style-name="Tabelle7.A2" office:value-type="string">
            <text:p text:style-name="Table_20_Contents">F12</text:p>
          </table:table-cell>
          <table:table-cell table:style-name="Tabelle7.B2" office:value-type="string">
            <text:p text:style-name="Table_20_Contents">Вернуться к предыдущему окну инструмента</text:p>
          </table:table-cell>
        </table:table-row>
        <table:table-row table:style-name="TableLine1696986907376">
          <table:table-cell table:style-name="Tabelle7.A2" office:value-type="string">
            <text:p text:style-name="Table_20_Contents">Esc</text:p>
          </table:table-cell>
          <table:table-cell table:style-name="Tabelle7.B2" office:value-type="string">
            <text:p text:style-name="Table_20_Contents">Перейти к редактору (от окна инструментов)</text:p>
          </table:table-cell>
        </table:table-row>
        <table:table-row table:style-name="TableLine1696986906512">
          <table:table-cell table:style-name="Tabelle7.A2" office:value-type="string">
            <text:p text:style-name="Table_20_Contents">Shift + Esc</text:p>
          </table:table-cell>
          <table:table-cell table:style-name="Tabelle7.B2" office:value-type="string">
            <text:p text:style-name="Table_20_Contents">Скрыть активное или последнее активное окно</text:p>
          </table:table-cell>
        </table:table-row>
        <table:table-row table:style-name="TableLine1696986907664">
          <table:table-cell table:style-name="Tabelle7.A2" office:value-type="string">
            <text:p text:style-name="Table_20_Contents">Ctrl + Shift + F4</text:p>
          </table:table-cell>
          <table:table-cell table:style-name="Tabelle7.B2" office:value-type="string">
            <text:p text:style-name="Table_20_Contents">Закрыть активное run/messages/find/… окно</text:p>
          </table:table-cell>
        </table:table-row>
        <table:table-row table:style-name="TableLine1696986909680">
          <table:table-cell table:style-name="Tabelle7.A2" office:value-type="string">
            <text:p text:style-name="Table_20_Contents">Ctrl + G</text:p>
          </table:table-cell>
          <table:table-cell table:style-name="Tabelle7.B2" office:value-type="string">
            <text:p text:style-name="Table_20_Contents">Перейти к номеру строки</text:p>
          </table:table-cell>
        </table:table-row>
        <table:table-row table:style-name="TableLine1696986911696">
          <table:table-cell table:style-name="Tabelle7.A2" office:value-type="string">
            <text:p text:style-name="Table_20_Contents">Ctrl + E</text:p>
          </table:table-cell>
          <table:table-cell table:style-name="Tabelle7.B2" office:value-type="string">
            <text:p text:style-name="Table_20_Contents">Последние файлы</text:p>
          </table:table-cell>
        </table:table-row>
        <table:table-row table:style-name="TableLine1696986909968">
          <table:table-cell table:style-name="Tabelle7.A2" office:value-type="string">
            <text:p text:style-name="Table_20_Contents">Ctrl + Alt + Left/Right</text:p>
          </table:table-cell>
          <table:table-cell table:style-name="Tabelle7.B2" office:value-type="string">
            <text:p text:style-name="Table_20_Contents">Перейдите назад / вперед</text:p>
          </table:table-cell>
        </table:table-row>
        <table:table-row table:style-name="TableLine1696986910256">
          <table:table-cell table:style-name="Tabelle7.A2" office:value-type="string">
            <text:p text:style-name="Table_20_Contents">Ctrl + Shift + Backspace</text:p>
          </table:table-cell>
          <table:table-cell table:style-name="Tabelle7.B2" office:value-type="string">
            <text:p text:style-name="Table_20_Contents">Перейдите в последнее местоположение Редактора</text:p>
          </table:table-cell>
        </table:table-row>
        <table:table-row table:style-name="TableLine1696986912848">
          <table:table-cell table:style-name="Tabelle7.A2" office:value-type="string">
            <text:p text:style-name="Table_20_Contents">Alt + F1</text:p>
          </table:table-cell>
          <table:table-cell table:style-name="Tabelle7.B2" office:value-type="string">
            <text:p text:style-name="Table_20_Contents">Выберите текущий файл или символ в любом режиме</text:p>
          </table:table-cell>
        </table:table-row>
        <table:table-row table:style-name="TableLine1696986913424">
          <table:table-cell table:style-name="Tabelle7.A2" office:value-type="string">
            <text:p text:style-name="Table_20_Contents">Ctrl + B or Ctrl + Click</text:p>
          </table:table-cell>
          <table:table-cell table:style-name="Tabelle7.B2" office:value-type="string">
            <text:p text:style-name="Table_20_Contents">Перейти к объявлению</text:p>
          </table:table-cell>
        </table:table-row>
        <table:table-row table:style-name="TableLine1696986913712">
          <table:table-cell table:style-name="Tabelle7.A2" office:value-type="string">
            <text:p text:style-name="Table_20_Contents">Ctrl + Alt + B</text:p>
          </table:table-cell>
          <table:table-cell table:style-name="Tabelle7.B2" office:value-type="string">
            <text:p text:style-name="Table_20_Contents">Перейти к реализации</text:p>
          </table:table-cell>
        </table:table-row>
        <table:table-row table:style-name="TableLine1696987043312">
          <table:table-cell table:style-name="Tabelle7.A2" office:value-type="string">
            <text:p text:style-name="Table_20_Contents">Ctrl + Shift + I</text:p>
          </table:table-cell>
          <table:table-cell table:style-name="Tabelle7.B2" office:value-type="string">
            <text:p text:style-name="Table_20_Contents">Открыть быстрый поиск по определению</text:p>
          </table:table-cell>
        </table:table-row>
        <table:table-row table:style-name="TableLine1696987047632">
          <table:table-cell table:style-name="Tabelle7.A2" office:value-type="string">
            <text:p text:style-name="Table_20_Contents">Ctrl + Shift + B</text:p>
          </table:table-cell>
          <table:table-cell table:style-name="Tabelle7.B2" office:value-type="string">
            <text:p text:style-name="Table_20_Contents">Перейти к объявления типа</text:p>
          </table:table-cell>
        </table:table-row>
        <table:table-row table:style-name="TableLine1696987053104">
          <table:table-cell table:style-name="Tabelle7.A2" office:value-type="string">
            <text:p text:style-name="Table_20_Contents">Ctrl + U</text:p>
          </table:table-cell>
          <table:table-cell table:style-name="Tabelle7.B2" office:value-type="string">
            <text:p text:style-name="Table_20_Contents">Перейти к супер методу или классу</text:p>
          </table:table-cell>
        </table:table-row>
        <table:table-row table:style-name="TableLine1696987047920">
          <table:table-cell table:style-name="Tabelle7.A2" office:value-type="string">
            <text:p text:style-name="Table_20_Contents">Alt + Up/Down</text:p>
          </table:table-cell>
          <table:table-cell table:style-name="Tabelle7.B2" office:value-type="string">
            <text:p text:style-name="Table_20_Contents">Переход к предыдущему / следующему методу</text:p>
          </table:table-cell>
        </table:table-row>
        <table:table-row table:style-name="TableLine1696987043888">
          <table:table-cell table:style-name="Tabelle7.A2" office:value-type="string">
            <text:p text:style-name="Table_20_Contents">Ctrl + ] / [</text:p>
          </table:table-cell>
          <table:table-cell table:style-name="Tabelle7.B2" office:value-type="string">
            <text:p text:style-name="Table_20_Contents">Перейти в конец / начало блока</text:p>
          </table:table-cell>
        </table:table-row>
        <table:table-row table:style-name="TableLine1696987055408">
          <table:table-cell table:style-name="Tabelle7.A2" office:value-type="string">
            <text:p text:style-name="Table_20_Contents">Ctrl + F12</text:p>
          </table:table-cell>
          <table:table-cell table:style-name="Tabelle7.B2" office:value-type="string">
            <text:p text:style-name="Table_20_Contents">Файловая структура</text:p>
          </table:table-cell>
        </table:table-row>
        <table:table-row table:style-name="TableLine1696987049936">
          <table:table-cell table:style-name="Tabelle7.A2" office:value-type="string">
            <text:p text:style-name="Table_20_Contents">Ctrl + H</text:p>
          </table:table-cell>
          <table:table-cell table:style-name="Tabelle7.B2" office:value-type="string">
            <text:p text:style-name="Table_20_Contents">Иерархии Типа</text:p>
          </table:table-cell>
        </table:table-row>
        <table:table-row table:style-name="TableLine1696987050224">
          <table:table-cell table:style-name="Tabelle7.A2" office:value-type="string">
            <text:p text:style-name="Table_20_Contents">Ctrl + Shift + H</text:p>
          </table:table-cell>
          <table:table-cell table:style-name="Tabelle7.B2" office:value-type="string">
            <text:p text:style-name="Table_20_Contents">Иерархия метода</text:p>
          </table:table-cell>
        </table:table-row>
        <table:table-row table:style-name="TableLine1696987046768">
          <table:table-cell table:style-name="Tabelle7.A2" office:value-type="string">
            <text:p text:style-name="Table_20_Contents">Ctrl + Alt + H</text:p>
          </table:table-cell>
          <table:table-cell table:style-name="Tabelle7.B2" office:value-type="string">
            <text:p text:style-name="Table_20_Contents">Иерархии вызовов</text:p>
          </table:table-cell>
        </table:table-row>
        <table:table-row table:style-name="TableLine1696987046480">
          <table:table-cell table:style-name="Tabelle7.A2" office:value-type="string">
            <text:p text:style-name="Table_20_Contents">F2 / Shift + F2</text:p>
          </table:table-cell>
          <table:table-cell table:style-name="Tabelle7.B2" office:value-type="string">
            <text:p text:style-name="Table_20_Contents">Следующий / предыдущий выделенные ошибки</text:p>
          </table:table-cell>
        </table:table-row>
        <table:table-row table:style-name="TableLine1696987044752">
          <table:table-cell table:style-name="Tabelle7.A2" office:value-type="string">
            <text:p text:style-name="Table_20_Contents">F4 / Ctrl + Enter</text:p>
          </table:table-cell>
          <table:table-cell table:style-name="Tabelle7.B2" office:value-type="string">
            <text:p text:style-name="Table_20_Contents">Редактировать исходник / Просмотр</text:p>
          </table:table-cell>
        </table:table-row>
        <table:table-row table:style-name="TableLine1696987054256">
          <table:table-cell table:style-name="Tabelle7.A2" office:value-type="string">
            <text:p text:style-name="Table_20_Contents">Alt + Home</text:p>
          </table:table-cell>
          <table:table-cell table:style-name="Tabelle7.B2" office:value-type="string">
            <text:p text:style-name="Table_20_Contents">Показать панель навигации</text:p>
          </table:table-cell>
        </table:table-row>
        <table:table-row table:style-name="TableLine1696987048208">
          <table:table-cell table:style-name="Tabelle7.A2" office:value-type="string">
            <text:p text:style-name="Table_20_Contents">F11</text:p>
          </table:table-cell>
          <table:table-cell table:style-name="Tabelle7.B2" office:value-type="string">
            <text:p text:style-name="Table_20_Contents">Переключить закладку</text:p>
          </table:table-cell>
        </table:table-row>
        <table:table-row table:style-name="TableLine1696987043600">
          <table:table-cell table:style-name="Tabelle7.A2" office:value-type="string">
            <text:p text:style-name="Table_20_Contents">Ctrl + Shift + F11</text:p>
          </table:table-cell>
          <table:table-cell table:style-name="Tabelle7.B2" office:value-type="string">
            <text:p text:style-name="Table_20_Contents">Переключить закладку с мнемонические</text:p>
          </table:table-cell>
        </table:table-row>
        <table:table-row table:style-name="TableLine1696987045328">
          <table:table-cell table:style-name="Tabelle7.A2" office:value-type="string">
            <text:p text:style-name="Table_20_Contents">Ctrl + #[0-9]</text:p>
          </table:table-cell>
          <table:table-cell table:style-name="Tabelle7.B2" office:value-type="string">
            <text:p text:style-name="Table_20_Contents">Перейти к номером закладки</text:p>
          </table:table-cell>
        </table:table-row>
        <table:table-row table:style-name="TableLine1696987055696">
          <table:table-cell table:style-name="Tabelle7.A2" office:value-type="string">
            <text:p text:style-name="Table_20_Contents">Shift + F11</text:p>
          </table:table-cell>
          <table:table-cell table:style-name="Tabelle7.B2" office:value-type="string">
            <text:p text:style-name="Table_20_Contents">Показать закладки</text:p>
          </table:table-cell>
        </table:table-row>
      </table:table>
      <text:p text:style-name="P6"><text:line-break/></text:p>
      <text:p text:style-name="P6"><text:soft-page-break/><text:span text:style-name="T6">8. </text:span><text:span text:style-name="T5">Рефакторинг</text:span></text:p>
      <table:table table:name="Tabelle8" table:style-name="Tabelle8">
        <table:table-column table:style-name="Tabelle8.A"/>
        <table:table-column table:style-name="Tabelle8.B"/>
        <table:table-row table:style-name="TableLine1696987055120">
          <table:table-cell table:style-name="Tabelle8.A1" office:value-type="string">
            <text:p text:style-name="Table_20_Contents">F5</text:p>
          </table:table-cell>
          <table:table-cell table:style-name="Tabelle8.B1" office:value-type="string">
            <text:p text:style-name="Table_20_Contents">Копирование</text:p>
          </table:table-cell>
        </table:table-row>
        <table:table-row table:style-name="TableLine1696987055984">
          <table:table-cell table:style-name="Tabelle8.A2" office:value-type="string">
            <text:p text:style-name="Table_20_Contents">F6</text:p>
          </table:table-cell>
          <table:table-cell table:style-name="Tabelle8.B2" office:value-type="string">
            <text:p text:style-name="Table_20_Contents">Переместить</text:p>
          </table:table-cell>
        </table:table-row>
        <table:table-row table:style-name="TableLine1696987047344">
          <table:table-cell table:style-name="Tabelle8.A2" office:value-type="string">
            <text:p text:style-name="Table_20_Contents">Alt + Delete</text:p>
          </table:table-cell>
          <table:table-cell table:style-name="Tabelle8.B2" office:value-type="string">
            <text:p text:style-name="Table_20_Contents">Безопасное удаление</text:p>
          </table:table-cell>
        </table:table-row>
        <table:table-row table:style-name="TableLine1696987049360">
          <table:table-cell table:style-name="Tabelle8.A2" office:value-type="string">
            <text:p text:style-name="Table_20_Contents">Shift + F6</text:p>
          </table:table-cell>
          <table:table-cell table:style-name="Tabelle8.B2" office:value-type="string">
            <text:p text:style-name="Table_20_Contents">Переименовать</text:p>
          </table:table-cell>
        </table:table-row>
        <table:table-row table:style-name="TableLine1696987054544">
          <table:table-cell table:style-name="Tabelle8.A2" office:value-type="string">
            <text:p text:style-name="Table_20_Contents">Ctrl + F6</text:p>
          </table:table-cell>
          <table:table-cell table:style-name="Tabelle8.B2" office:value-type="string">
            <text:p text:style-name="Table_20_Contents">Изменить сигнатуру</text:p>
          </table:table-cell>
        </table:table-row>
        <table:table-row table:style-name="TableLine1696987051664">
          <table:table-cell table:style-name="Tabelle8.A2" office:value-type="string">
            <text:p text:style-name="Table_20_Contents">Ctrl + Alt + N</text:p>
          </table:table-cell>
          <table:table-cell table:style-name="Tabelle8.B2" office:value-type="string">
            <text:p text:style-name="Table_20_Contents">Встроить</text:p>
          </table:table-cell>
        </table:table-row>
        <table:table-row table:style-name="TableLine1696987048496">
          <table:table-cell table:style-name="Tabelle8.A2" office:value-type="string">
            <text:p text:style-name="Table_20_Contents">Ctrl + Alt + M</text:p>
          </table:table-cell>
          <table:table-cell table:style-name="Tabelle8.B2" office:value-type="string">
            <text:p text:style-name="Table_20_Contents">Поместить в метод</text:p>
          </table:table-cell>
        </table:table-row>
        <table:table-row table:style-name="TableLine1696987050800">
          <table:table-cell table:style-name="Tabelle8.A2" office:value-type="string">
            <text:p text:style-name="Table_20_Contents">Ctrl + Alt + V</text:p>
          </table:table-cell>
          <table:table-cell table:style-name="Tabelle8.B2" office:value-type="string">
            <text:p text:style-name="Table_20_Contents">Поместить в переменную</text:p>
          </table:table-cell>
        </table:table-row>
        <table:table-row table:style-name="TableLine1696987045904">
          <table:table-cell table:style-name="Tabelle8.A2" office:value-type="string">
            <text:p text:style-name="Table_20_Contents">Ctrl + Alt + F</text:p>
          </table:table-cell>
          <table:table-cell table:style-name="Tabelle8.B2" office:value-type="string">
            <text:p text:style-name="Table_20_Contents">Поместить в поле</text:p>
          </table:table-cell>
        </table:table-row>
        <table:table-row table:style-name="TableLine1696987045040">
          <table:table-cell table:style-name="Tabelle8.A2" office:value-type="string">
            <text:p text:style-name="Table_20_Contents">Ctrl + Alt + C</text:p>
          </table:table-cell>
          <table:table-cell table:style-name="Tabelle8.B2" office:value-type="string">
            <text:p text:style-name="Table_20_Contents">Поместить в константу</text:p>
          </table:table-cell>
        </table:table-row>
        <table:table-row table:style-name="TableLine1696987056848">
          <table:table-cell table:style-name="Tabelle8.A2" office:value-type="string">
            <text:p text:style-name="Table_20_Contents">Ctrl + Alt + P</text:p>
          </table:table-cell>
          <table:table-cell table:style-name="Tabelle8.B2" office:value-type="string">
            <text:p text:style-name="Table_20_Contents">Поместить в параметр</text:p>
          </table:table-cell>
        </table:table-row>
      </table:table>
      <text:h text:style-name="P4" text:outline-level="3"/>
      <text:h text:style-name="P4" text:outline-level="3">9. Интерактивные шаблоны</text:h>
      <table:table table:name="Tabelle9" table:style-name="Tabelle9">
        <table:table-column table:style-name="Tabelle9.A"/>
        <table:table-column table:style-name="Tabelle9.B"/>
        <table:table-row table:style-name="TableLine1696987048784">
          <table:table-cell table:style-name="Tabelle9.A1" office:value-type="string">
            <text:p text:style-name="Table_20_Contents">Ctrl + Alt + J</text:p>
          </table:table-cell>
          <table:table-cell table:style-name="Tabelle9.B1" office:value-type="string">
            <text:p text:style-name="Table_20_Contents">Окружение с живым шаблоном</text:p>
          </table:table-cell>
        </table:table-row>
        <table:table-row table:style-name="TableLine1696987050512">
          <table:table-cell table:style-name="Tabelle9.A2" office:value-type="string">
            <text:p text:style-name="Table_20_Contents">Ctrl + J</text:p>
          </table:table-cell>
          <table:table-cell table:style-name="Tabelle9.B2" office:value-type="string">
            <text:p text:style-name="Table_20_Contents">Вставьте живой шаблон</text:p>
          </table:table-cell>
        </table:table-row>
        <table:table-row table:style-name="TableLine1696987053680">
          <table:table-cell table:style-name="Tabelle9.A2" office:value-type="string">
            <text:p text:style-name="Table_20_Contents">iter</text:p>
          </table:table-cell>
          <table:table-cell table:style-name="Tabelle9.B2" office:value-type="string">
            <text:p text:style-name="Table_20_Contents">Итерация в Java SDK 1.5 стиле</text:p>
          </table:table-cell>
        </table:table-row>
        <table:table-row table:style-name="TableLine1696987052816">
          <table:table-cell table:style-name="Tabelle9.A2" office:value-type="string">
            <text:p text:style-name="Table_20_Contents">inst</text:p>
          </table:table-cell>
          <table:table-cell table:style-name="Tabelle9.B2" office:value-type="string">
            <text:p text:style-name="Table_20_Contents">Проверяет тип объекта с InstanceOf</text:p>
          </table:table-cell>
        </table:table-row>
        <table:table-row table:style-name="TableLine1696987056272">
          <table:table-cell table:style-name="Tabelle9.A2" office:value-type="string">
            <text:p text:style-name="Table_20_Contents">itco</text:p>
          </table:table-cell>
          <table:table-cell table:style-name="Tabelle9.B2" office:value-type="string">
            <text:p text:style-name="Table_20_Contents">Итерация элементов java.util.Collection</text:p>
          </table:table-cell>
        </table:table-row>
        <table:table-row table:style-name="TableLine1696987051376">
          <table:table-cell table:style-name="Tabelle9.A2" office:value-type="string">
            <text:p text:style-name="Table_20_Contents">itit</text:p>
          </table:table-cell>
          <table:table-cell table:style-name="Tabelle9.B2" office:value-type="string">
            <text:p text:style-name="Table_20_Contents">Итерация элементов java.util.Iterator</text:p>
          </table:table-cell>
        </table:table-row>
        <table:table-row table:style-name="TableLine1696987051952">
          <table:table-cell table:style-name="Tabelle9.A2" office:value-type="string">
            <text:p text:style-name="Table_20_Contents">itli</text:p>
          </table:table-cell>
          <table:table-cell table:style-name="Tabelle9.B2" office:value-type="string">
            <text:p text:style-name="Table_20_Contents">Итерация элементов java.util.List</text:p>
          </table:table-cell>
        </table:table-row>
        <table:table-row table:style-name="TableLine1696987053392">
          <table:table-cell table:style-name="Tabelle9.A2" office:value-type="string">
            <text:p text:style-name="Table_20_Contents">psf</text:p>
          </table:table-cell>
          <table:table-cell table:style-name="Tabelle9.B2" office:value-type="string">
            <text:p text:style-name="Table_20_Contents">public static final</text:p>
          </table:table-cell>
        </table:table-row>
        <table:table-row table:style-name="TableLine1696987056560">
          <table:table-cell table:style-name="Tabelle9.A2" office:value-type="string">
            <text:p text:style-name="Table_20_Contents">thr</text:p>
          </table:table-cell>
          <table:table-cell table:style-name="Tabelle9.B2" office:value-type="string">
            <text:p text:style-name="Table_20_Contents">throw new</text:p>
          </table:table-cell>
        </table:table-row>
        <table:table-row table:style-name="TableLine1696987044176">
          <table:table-cell table:style-name="Tabelle9.A2" office:value-type="string">
            <text:p text:style-name="Table_20_Contents">sout</text:p>
          </table:table-cell>
          <table:table-cell table:style-name="Tabelle9.B2" office:value-type="string">
            <text:p text:style-name="Table_20_Contents">System.out.println()</text:p>
          </table:table-cell>
        </table:table-row>
      </table:table>
      <text:h text:style-name="P4" text:outline-level="3">10. Общие</text:h>
      <table:table table:name="Tabelle10" table:style-name="Tabelle10">
        <table:table-column table:style-name="Tabelle10.A"/>
        <table:table-column table:style-name="Tabelle10.B"/>
        <table:table-row table:style-name="TableLine1696987057136">
          <table:table-cell table:style-name="Tabelle10.A1" office:value-type="string">
            <text:p text:style-name="Table_20_Contents">Alt + #[0-9]</text:p>
          </table:table-cell>
          <table:table-cell table:style-name="Tabelle10.B1" office:value-type="string">
            <text:p text:style-name="Table_20_Contents">Откройте соответствующее окно инструмента</text:p>
          </table:table-cell>
        </table:table-row>
        <table:table-row table:style-name="TableLine1696987024880">
          <table:table-cell table:style-name="Tabelle10.A2" office:value-type="string">
            <text:p text:style-name="Table_20_Contents">Ctrl + S</text:p>
          </table:table-cell>
          <table:table-cell table:style-name="Tabelle10.B2" office:value-type="string">
            <text:p text:style-name="Table_20_Contents">Сохранить все</text:p>
          </table:table-cell>
        </table:table-row>
        <table:table-row table:style-name="TableLine1696987040720">
          <table:table-cell table:style-name="Tabelle10.A2" office:value-type="string">
            <text:p text:style-name="Table_20_Contents">Ctrl + Alt + Y</text:p>
          </table:table-cell>
          <table:table-cell table:style-name="Tabelle10.B2" office:value-type="string">
            <text:p text:style-name="Table_20_Contents">Cинхронизировать</text:p>
          </table:table-cell>
        </table:table-row>
        <table:table-row table:style-name="TableLine1696987034384">
          <table:table-cell table:style-name="Tabelle10.A2" office:value-type="string">
            <text:p text:style-name="Table_20_Contents">Ctrl + Alt + F11</text:p>
          </table:table-cell>
          <table:table-cell table:style-name="Tabelle10.B2" office:value-type="string">
            <text:p text:style-name="Table_20_Contents">Переключение полноэкранного режима</text:p>
          </table:table-cell>
        </table:table-row>
        <table:table-row table:style-name="TableLine1696987030640">
          <table:table-cell table:style-name="Tabelle10.A2" office:value-type="string">
            <text:p text:style-name="Table_20_Contents">Ctrl + Shift + F12</text:p>
          </table:table-cell>
          <table:table-cell table:style-name="Tabelle10.B2" office:value-type="string">
            <text:p text:style-name="Table_20_Contents">Переключить максимизацию редактору</text:p>
          </table:table-cell>
        </table:table-row>
        <table:table-row table:style-name="TableLine1696987039280">
          <table:table-cell table:style-name="Tabelle10.A2" office:value-type="string">
            <text:p text:style-name="Table_20_Contents">Alt + Shift + F</text:p>
          </table:table-cell>
          <table:table-cell table:style-name="Tabelle10.B2" office:value-type="string">
            <text:p text:style-name="Table_20_Contents">Добавить в избранное</text:p>
          </table:table-cell>
        </table:table-row>
        <table:table-row table:style-name="TableLine1696987039856">
          <table:table-cell table:style-name="Tabelle10.A2" office:value-type="string">
            <text:p text:style-name="Table_20_Contents">Alt + Shift + I</text:p>
          </table:table-cell>
          <table:table-cell table:style-name="Tabelle10.B2" office:value-type="string">
            <text:p text:style-name="Table_20_Contents">Проверьте текущий файл с текущим профилем</text:p>
          </table:table-cell>
        </table:table-row>
        <table:table-row table:style-name="TableLine1696987036976">
          <table:table-cell table:style-name="Tabelle10.A2" office:value-type="string">
            <text:p text:style-name="Table_20_Contents">Ctrl + BackQuote (`)</text:p>
          </table:table-cell>
          <table:table-cell table:style-name="Tabelle10.B2" office:value-type="string">
            <text:p text:style-name="Table_20_Contents">Быстрое переключение текущей схемы</text:p>
          </table:table-cell>
        </table:table-row>
        <table:table-row table:style-name="TableLine1696987041008">
          <table:table-cell table:style-name="Tabelle10.A2" office:value-type="string">
            <text:p text:style-name="Table_20_Contents">Ctrl + Alt + S</text:p>
          </table:table-cell>
          <table:table-cell table:style-name="Tabelle10.B2" office:value-type="string">
            <text:p text:style-name="Table_20_Contents">Открытые окна Параметры</text:p>
          </table:table-cell>
        </table:table-row>
        <table:table-row table:style-name="TableLine1696987029200">
          <table:table-cell table:style-name="Tabelle10.A2" office:value-type="string">
            <text:p text:style-name="Table_20_Contents">Ctrl + Alt + Shift + S</text:p>
          </table:table-cell>
          <table:table-cell table:style-name="Tabelle10.B2" office:value-type="string">
            <text:p text:style-name="Table_20_Contents">Открыть диалоговое Структура проекта</text:p>
          </table:table-cell>
        </table:table-row>
        <table:table-row table:style-name="TableLine1696987041584">
          <table:table-cell table:style-name="Tabelle10.A2" office:value-type="string">
            <text:p text:style-name="Table_20_Contents">Ctrl + Shift + A</text:p>
          </table:table-cell>
          <table:table-cell table:style-name="Tabelle10.B2" office:value-type="string">
            <text:p text:style-name="Table_20_Contents">Найти Действие</text:p>
          </table:table-cell>
        </table:table-row>
        <table:table-row table:style-name="TableLine1696987028336">
          <table:table-cell table:style-name="Tabelle10.A2" office:value-type="string">
            <text:p text:style-name="Table_20_Contents">Ctrl + Tab</text:p>
          </table:table-cell>
          <table:table-cell table:style-name="Tabelle10.B2" office:value-type="string">
            <text:p text:style-name="Table_20_Contents">Переключение между вкладками и окна инструментов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T Sans" svg:font-family="'PT Sans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officeooo:rsid="001ef036" officeooo:paragraph-rsid="001ef036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language="de" fo:country="DE" fo:font-weight="bold" style:font-weight-asian="bold" style:font-weight-complex="bold"/>
    </style:style>
    <style:style style:name="MT3" style:family="text">
      <style:text-properties fo:language="de" fo:country="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Горячие клавиши </text:span><text:span text:style-name="MT2">Intellij IDEA. <text:s/></text:span><text:span text:style-name="MT3"><text:s text:c="5"/></text:span><text:span text:style-name="MT3"><text:page-number text:select-page="current">4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4T20:55:14.953000000</dc:date>
    <meta:editing-duration>PT22M47S</meta:editing-duration>
    <meta:editing-cycles>7</meta:editing-cycles>
    <meta:generator>LibreOffice/7.3.3.2$Windows_X86_64 LibreOffice_project/d1d0ea68f081ee2800a922cac8f79445e4603348</meta:generator>
    <meta:print-date>2022-09-04T13:04:18.876000000</meta:print-date>
    <meta:document-statistic meta:table-count="10" meta:image-count="0" meta:object-count="0" meta:page-count="4" meta:paragraph-count="282" meta:word-count="1032" meta:character-count="5674" meta:non-whitespace-character-count="4912"/>
  </office:meta>
</office:document-meta>
</file>